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wrote my DCA essay on an electronic music sub-reddit, and I think that Reddit's genre is an <text:s/>interesting one. Dirk says that in different situations “the rules change as the genre changes, that no rules apply to all genres, and that genres require more effort than simply following the rules.” I think this applies to the sub-reddit particularly well. Because it is on the internet and because of some people's notions of what Reddit is like, most people would expect the content to use a lot of internet speak and have generally underwhelming ideas, but it is actually quite different. Most of what is written is not only grammatically correct, but is also well composed. The expectation of how things should be written on the sub-reddit is fairly clear from how the majority of the posts are written, and if you don't meet these expectations it is likely you won't be taken as seriously.</text:p>
      <text:p text:style-name="Standard"><text:tab/>I think that there are a ton of genres I use in my day-to-day life. I have a sense of how well written-essays read that I use when writing just about anything argumentative. When texting people you don't know very well there is an expectation of how casual or formal you should be. When I write an e-mail to one of my professors or my boss I write very formally and politely, and I assume that just about everybody follows this rule. There are probably a lot more genres that I participate in that I can't even think 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0-14T23:27:33.44</meta:creation-date>
    <meta:document-statistic meta:table-count="0" meta:image-count="0" meta:object-count="0" meta:page-count="1" meta:paragraph-count="2" meta:word-count="254" meta:character-count="1413"/>
    <dc:date>2015-10-14T23:44:02.86</dc:date>
    <dc:creator>Robert Ritchie</dc:creator>
    <meta:editing-duration>PT18S</meta:editing-duration>
    <meta:editing-cycles>1</meta:editing-cycles>
    <meta:generator>OpenOffice/4.1.1$Win32 OpenOffice.org_project/411m6$Build-9775</meta:generator>
  </office:meta>
</office:document-meta>
</file>